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orporating an online doctor consultation system into your Islamic medicine shop can greatly enhance the value proposition of your platform by providing users with convenient access to healthcare services while adhering to Islamic principles and guidelines. Here's how you can implement this feature:</text:p>
      <text:p text:style-name="P1"/>
      <text:p text:style-name="P1">1. **Find Islamic Healthcare Professionals**: Partner with healthcare professionals who are knowledgeable about Islamic medicine and are sensitive to the cultural and religious needs of Muslim patients. Ensure that they are qualified and licensed to practice medicine in their respective specialties.</text:p>
      <text:p text:style-name="P1"/>
      <text:p text:style-name="P1">2. **Integrated Telemedicine Platform**: Invest in a secure and HIPAA-compliant telemedicine platform that allows users to schedule appointments, communicate with doctors via text chat or video calls, and receive virtual consultations from the comfort of their homes. Platforms like Doxy.me, Zoom for Healthcare, or Amwell can be customized to suit your needs.</text:p>
      <text:p text:style-name="P1"/>
      <text:p text:style-name="P1">3. **Islamic Health Consultation Services**: Offer online consultation services with Islamic healthcare professionals who can provide guidance and advice on health-related issues from an Islamic perspective. This can include advice on diet and nutrition, prophetic medicine, herbal remedies, and general wellness practices in accordance with Islamic teachings.</text:p>
      <text:p text:style-name="P1"/>
      <text:p text:style-name="P1">4. **Appointment Scheduling**: Implement an appointment scheduling system that allows users to book virtual appointments with healthcare professionals based on availability and specialty. Provide users with options to select their preferred date and time for consultations.</text:p>
      <text:p text:style-name="P1"/>
      <text:p text:style-name="P1">5. **Medical History and Information**: Enable users to provide their medical history, symptoms, and any relevant information prior to their consultation to help healthcare professionals better understand their needs and provide personalized recommendations and treatment plans.</text:p>
      <text:p text:style-name="P1"/>
      <text:p text:style-name="P1">6. **Secure Video Call Integration**: Integrate secure video call functionality into your telemedicine platform to facilitate face-to-face consultations between users and healthcare professionals. Ensure that the video call feature complies with privacy regulations and offers end-to-end encryption for patient confidentiality.</text:p>
      <text:p text:style-name="P1"/>
      <text:p text:style-name="P1">7. **Multilingual Support**: Provide support for multiple languages to accommodate users from diverse cultural and linguistic backgrounds. Ensure that healthcare professionals are proficient in the languages spoken by your target audience to facilitate effective communication during consultations.</text:p>
      <text:p text:style-name="P1"/>
      <text:p text:style-name="P1">8. **Payment and Billing Integration**: Integrate payment and billing functionalities into your platform to facilitate online transactions for consultation fees and related services. Offer multiple payment options and ensure that the billing process is transparent and user-friendly.</text:p>
      <text:p text:style-name="P1"/>
      <text:p text:style-name="P1">9. **Follow-up and Prescription Management**: Implement features that allow healthcare professionals to follow up with patients after consultations and manage prescriptions and treatment plans. Provide users with access to their medical records and prescriptions for reference and continuity of care.</text:p>
      <text:p text:style-name="P1"/>
      <text:p text:style-name="P1">10. **Feedback and Reviews**: Encourage users to provide feedback and reviews about their consultation experience and the quality of care received. Use this feedback to improve your services and enhance patient satisfaction.</text:p>
      <text:p text:style-name="P1"/>
      <text:p text:style-name="P1">11. **Educational Resources**: Offer educational resources on Islamic healthcare practices, preventive medicine, and wellness tips through articles, videos, and webinars. Empower users to take control of their health and well-being by providing them with valuable information and resources.</text:p>
      <text:p text:style-name="P1"/>
      <text:p text:style-name="P1">12. **Compliance with Islamic Ethics**: Ensure that all healthcare services provided through your platform adhere to Islamic ethical principles and guidelines. Respect patient privacy, confidentiality, and dignity at all times, and provide culturally sensitive care that respects patients' religious beliefs and values.</text:p>
      <text:p text:style-name="P1"/>
      <text:p text:style-name="P1">By implementing these features, you can create a comprehensive and user-friendly online doctor consultation system within your Islamic medicine shop, providing users with access to quality healthcare services that are aligned with their religious and cultural valu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30T19:28:53.453000000</meta:creation-date>
    <dc:date>2024-04-30T19:29:53.244000000</dc:date>
    <meta:editing-duration>PT1M2S</meta:editing-duration>
    <meta:editing-cycles>1</meta:editing-cycles>
    <meta:document-statistic meta:table-count="0" meta:image-count="0" meta:object-count="0" meta:page-count="1" meta:paragraph-count="14" meta:word-count="558" meta:character-count="4181" meta:non-whitespace-character-count="3637"/>
    <meta:generator>LibreOffice/7.6.2.1$Windows_X86_64 LibreOffice_project/56f7684011345957bbf33a7ee678afaf4d2ba333</meta:generator>
  </office:meta>
</office:document-meta>
</file>